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/>
    <style:font-face style:name="Lohit Devanagari" svg:font-family="'Lohit Devanagari'" style:font-family-generic="system"/>
    <style:font-face style:name="sans-serif" svg:font-family="sans-serif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3.5pt" style:font-size-asian="13.5pt"/>
    </style:style>
    <style:style style:name="P2" style:family="paragraph" style:parent-style-name="Standard" style:master-page-name="MP0">
      <style:paragraph-properties style:page-number="auto" fo:break-before="page"/>
      <style:text-properties style:font-name="sans-serif" fo:font-size="22.5pt" style:font-size-asian="22.5pt"/>
    </style:style>
    <style:style style:name="P3" style:family="paragraph" style:parent-style-name="Standard">
      <style:text-properties style:font-name="sans-serif" fo:font-size="13.5pt" style:font-size-asian="13.5pt"/>
    </style:style>
    <style:style style:name="P4" style:family="paragraph" style:parent-style-name="Standard">
      <style:text-properties style:font-name="sans-serif" fo:font-size="13.5pt" officeooo:paragraph-rsid="000d0cd4" style:font-size-asian="13.5pt"/>
    </style:style>
    <style:style style:name="P5" style:family="paragraph" style:parent-style-name="Standard">
      <style:text-properties style:font-name="sans-serif" fo:font-size="22.5pt" style:font-size-asian="22.5pt"/>
    </style:style>
    <style:style style:name="T1" style:family="text">
      <style:text-properties style:font-name="sans-serif" fo:font-size="13.5pt" style:font-size-asian="13.5pt"/>
    </style:style>
    <style:style style:name="T2" style:family="text">
      <style:text-properties officeooo:rsid="000885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enschutzerklärung</text:p>
      <text:p text:style-name="P5"/>
      <text:p text:style-name="P4">Der Verein L<text:span text:style-name="T2">ABOR</text:span> e.V. ist ein gemeinnütziger Verein zur Förderung der technischen Bildung mit Sitz in Bochum.</text:p>
      <text:p text:style-name="P1"/>
      <text:p text:style-name="P1">Hiermit willige ich im Sinne der EU-Datenschutzgrundverordnung (DSGVO) ausdrücklich ein, dass meine hier angegebenen Daten zur Verwaltung des Mitgliederverzeichnisses, der Überprüfung des Eingangs von Mitgliedsbeiträgen und zur Kontaktaufnahme mit mir selbst verwendet werden dürfen.</text:p>
      <text:p text:style-name="P1"/>
      <text:p text:style-name="P1">Jegliche weitere Verwendung der hiermit an das L<text:span text:style-name="T2">ABOR</text:span> e.V. übermittelten Daten erfolgt durch den Verein ausschließlich nach Rücksprache mit mir und expliziter Freigabe durch mich.</text:p>
      <text:p text:style-name="Standard"><text:span text:style-name="Absatz-Standardschriftart"><text:span text:style-name="T1">Über die zu meiner Person gespeicherten Daten kann ich jederzeit durch eine formlose Mitteilung an </text:span></text:span><text:a xlink:type="simple" xlink:href="mailto:vorstand@das-labor.org" office:target-frame-name="_top" xlink:show="replace" text:style-name="Internet_20_link" text:visited-style-name="Visited_20_Internet_20_Link"><text:span text:style-name="Absatz-Standardschriftart"><text:span text:style-name="T1">vorstand@das-labor.org</text:span></text:span></text:a><text:span text:style-name="Absatz-Standardschriftart"><text:span text:style-name="T1"> Auskunft verlangen.</text:span></text:span></text:p>
      <text:p text:style-name="Standard"><text:span text:style-name="Absatz-Standardschriftart"><text:span text:style-name="T1">Nach Beendigung meiner Mitgliedschaft kann ich durch eine formlose Mitteilung an </text:span></text:span><text:a xlink:type="simple" xlink:href="mailto:vorstand@das-labor.org" office:target-frame-name="_top" xlink:show="replace" text:style-name="Internet_20_link" text:visited-style-name="Visited_20_Internet_20_Link"><text:span text:style-name="Absatz-Standardschriftart"><text:span text:style-name="T1">vorstand@das-labor.org</text:span></text:span></text:a><text:span text:style-name="Absatz-Standardschriftart"><text:span text:style-name="T1"> die Löschung meiner Daten verlangen.</text:span></text:span></text:p>
      <text:p text:style-name="P1"/>
      <text:p text:style-name="P1">Diese Datenschutzerklärung wird dem Verein das L<text:span text:style-name="T2">ABOR</text:span> e.V. zusammen mit den weiteren übermittelten Daten und Informationen übergeben. Die Einwilligung in die Datenschutzerklärung ist notwendige Voraussetzung für die Mitgliedschaft.</text:p>
      <text:p text:style-name="P1"/>
      <text:p text:style-name="P1"/>
      <text:p text:style-name="P1"/>
      <text:p text:style-name="P1">Ort, Datum <text:tab/><text:tab/><text:tab/><text:tab/><text:tab/><text:tab/><text:tab/>Name in Blockschrift</text:p>
      <text:p text:style-name="P1"/>
      <text:p text:style-name="P1">______________<text:tab/><text:tab/><text:tab/><text:tab/><text:tab/><text:tab/><text:tab/>_____________________</text:p>
      <text:p text:style-name="P1"/>
      <text:p text:style-name="P1"/>
      <text:p text:style-name="P1"><text:tab/><text:tab/><text:tab/><text:tab/><text:tab/><text:tab/><text:tab/><text:tab/><text:tab/>Unterschrift</text:p>
      <text:p text:style-name="P1"><text:tab/><text:tab/><text:tab/><text:tab/><text:tab/><text:tab/><text:tab/></text:p>
      <text:p text:style-name="P1"><text:tab/><text:tab/><text:tab/><text:tab/><text:tab/><text:tab/><text:tab/><text:tab/><text:tab/>_____________________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1" svg:font-family="sans-serif"/>
    <style:font-face style:name="Lohit Devanagari" svg:font-family="'Lohit Devanagari'" style:font-family-generic="system"/>
    <style:font-face style:name="sans-serif" svg:font-family="sans-serif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nderle, Laura</meta:initial-creator>
    <meta:creation-date>2018-11-06T10:09:00Z</meta:creation-date>
    <dc:date>2019-05-07T20:01:25.858403020</dc:date>
    <meta:editing-cycles>5</meta:editing-cycles>
    <meta:editing-duration>PT11M37S</meta:editing-duration>
    <meta:document-statistic meta:table-count="0" meta:image-count="0" meta:object-count="0" meta:page-count="1" meta:paragraph-count="12" meta:word-count="149" meta:character-count="1239" meta:non-whitespace-character-count="1063"/>
    <meta:template xlink:type="simple" xlink:actuate="onRequest" xlink:title="" xlink:href="../../../../tmp/mozilla_mythozz0/vorschlag_datenschutzerklaerung_neu.odt/E1BF00BC"/>
  </office:meta>
</office:document-meta>
</file>